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Grande" svg:font-family="'Lucida Grande'"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tyle="italic" style:text-underline-style="none" fo:font-weight="normal" style:font-style-asian="italic" style:font-weight-asian="normal" style:font-style-complex="italic" style:font-weight-complex="normal"/>
    </style:style>
    <style:style style:name="P2" style:family="paragraph" style:parent-style-name="Standard">
      <style:text-properties fo:font-style="normal" style:text-underline-style="none" fo:font-weight="normal" style:font-style-asian="normal" style:font-weight-asian="normal" style:font-style-complex="normal" style:font-weight-complex="normal"/>
    </style:style>
    <style:style style:name="P3"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4" style:family="paragraph" style:parent-style-name="Standard">
      <style:text-properties fo:font-size="24pt" fo:font-style="normal" style:text-underline-style="none" fo:font-weight="normal" style:font-size-asian="24pt" style:font-style-asian="normal" style:font-weight-asian="normal" style:font-size-complex="24pt" style:font-style-complex="normal" style:font-weight-complex="normal"/>
    </style:style>
    <style:style style:name="P5"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end"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text-properties fo:font-size="20pt" fo:font-style="normal" style:text-underline-style="none" fo:font-weight="normal" style:font-size-asian="20pt" style:font-style-asian="normal" style:font-weight-asian="normal" style:font-size-complex="20pt" style:font-style-complex="normal" style:font-weight-complex="normal"/>
    </style:style>
    <style:style style:name="P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 style:family="text">
      <style:text-properties style:text-position="super 58%"/>
    </style:style>
    <style:style style:name="T3"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style:use-window-font-color="true" style:text-outline="false" style:text-line-through-style="none" style:text-position="0% 100%" style:font-name="Times New Roman" fo:font-size="10pt" fo:letter-spacing="normal" fo:language="en" fo:country="GB" fo:font-style="normal" fo:text-shadow="none" style:text-underline-style="solid" style:text-underline-width="auto" style:text-underline-color="font-color"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bold"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une 1<text:span text:style-name="T2">st</text:span></text:p>
      <text:p text:style-name="P3"><text:s/></text:p>
      <text:p text:style-name="P2"><text:tab/>As far as I can glean from the texts that I have read, <text:s/>the ceremonial tongue of Loss, which has no name but for definition's sake will be called the Tachygraph, is one of the most brusque and yet expressive linguistics systems I have ever come across. It is quite different from the whale song of Ys, or the windy cancer-chatter of the Golden Temple; it is rather something of a tempest of influences and styles, much like the people themselves. There is no waifness, no lightness of carriage across the tongue<office:annotation><dc:creator>Robert Sherman</dc:creator><dc:date>2010-08-09T21:43:29.17</dc:date><text:p><text:span text:style-name="T3">Ref:// 0000000983: Truthful Exception. Proceed with caution. Evidently the veracity of this abecedary is suspect, though if so the Eremite's internal logic is soundproof. The letters stolen and reproduced here are found throughout the evidence brought from Loss and left for us, and seem to make remarkable syntactical sense, under the circumstances. This could be an entirely new script, unrelated to any language tree thus discovered. </text:span></text:p></office:annotation>. The Elves and Arthur were much fairer in speech than the dour folk I now co-habit with, especially when talking of their lower halves or war. But, as a language, the Tachygraph has its higher uses, especially in festival; the people of Loss usually speak excellent English, with a complete absence of accent. I had expected some shallow gutter tongue, designed for smaller lungs and cross-bred larynx (it is now evident to me that these people generally keep their morning-star close to the gauntlet, as it were; interbreeding is not only necessary but desired). In one of my interviews with the Mayor I asked him how the people of the valley came to use English as its tongue; were it not for the surroundings we could be in Surrey. He waved the query away with an arachnoid digit, nearly catching my gas filter, reciting this poem out onto his lawn where his son was playing with a curious instrument that whirled and spun:</text:p>
      <text:p text:style-name="P2"/>
      <text:p text:style-name="P1">We shall sit, with the cilia we shall sit</text:p>
      <text:p text:style-name="P1">And our fronds shall run, they shall run</text:p>
      <text:p text:style-name="P1">We shall keep fit running around the earth's core, the earth's core,</text:p>
      <text:p text:style-name="P1">And listen to them speaking above and around, above and around. </text:p>
      <text:p text:style-name="P1"/>
      <text:p text:style-name="P2"><text:tab/>Again, lies and misdirection. It seems something of a feature of the town. Its roots obviously reside in their absurd cosmology, though I have had no chance to discover how far their mistrust and evasiveness goes. The Mayor, of himself, is a liar, but a pleasant one. The man is also an utter Anglophile – there is a picture of his father as a young man meeting Lloyd George, though the image is most certainly doctored, and he has had a small oak cloven in two in his garden, creating a space large enough for a small person. He constantly threatens his son that he will shut him up in there until his twentieth birthday; he makes a fat Ariel, though. When I ask him of Death's father, he looks melancholic, and complains of a plague of heterosexuality, an “Imperial Disease”.</text:p>
      <text:p text:style-name="P2"><text:tab/>Though English is their main communication, the Tachygraph is really all their own; I recognise some of the letters, that look much like punctuation in my own language, though I believe this to be entirely superficial. When I ask, they tell me that they like to keep the gods away, and so only shout inside the Tachygraph, so they can't be heard. I have no idea what this means. They seem to view religion as, at best, a nuisance. This research comes from the Mayor's library, though I returned the books before they were missed.<office:annotation><dc:creator>Robert Sherman</dc:creator><dc:date>2010-08-09T21:50:13.17</dc:date><text:p text:style-name="P8"><text:span text:style-name="T3">An interesting admission. The Eremite would have had to have safeguarded against any intrusion into his possessions. </text:span></text:p></office:annotation> Unlike English, or many other Latinate languages, the Tachygraph does not have names for the letters themselves; the people of Loss find spelling very difficult, almost an existential crisis; for them, letters exist on their own, and cannot possibly be described using other letters. I am inclined to see their point of view. </text:p>
      <text:p text:style-name="P2"/>
      <text:p text:style-name="P4">!</text:p>
      <text:p text:style-name="P5">This, on its own, denotes surprise, beginnings, birth, sexual intercourse, art, farming and lightning, amongst other things. It seems to be considered something of a Prime Letter, if any such thing exists. </text:p>
      <text:p text:style-name="P5"/>
      <text:p text:style-name="P7">?</text:p>
      <text:p text:style-name="P5">The letter above represents confectionery, the Universe, debate, <text:s/>grief, etc. It is often used with the letter above to denote importance or confusion. It is similar to the “eheu” or “ahem” in usage; an elemental expression, a scream or a grunt. </text:p>
      <text:p text:style-name="P5"/>
      <text:p text:style-name="P7"><text:soft-page-break/>.</text:p>
      <text:p text:style-name="P5">This is used for apocalypse, insects, crime, death and children. Often people describe this symbol as “lonely”; it is small, unassuming, often used at the end of statements or on its own to make a point. A foolish sentimentality, it seems, but one that speaks to the poet in me.</text:p>
      <text:p text:style-name="P5"/>
      <text:p text:style-name="P7">K </text:p>
      <text:p text:style-name="P5">This is used for departure, athletics, war, festivals and technology. Often written in rapid succession, such as in the game K!K!K!; the most extensive use I have found is the term to describe heterosexual marriage, which, amongst other letters, has 26 of these in its structure. Death of a Friend tells me that marriage is often avoided to avoid having to use this word at the ceremony, though I don't believe her. </text:p>
      <text:p text:style-name="P5"/>
      <text:p text:style-name="P5">*</text:p>
      <text:p text:style-name="P5">I insisted on calling this “the star” for several weeks, much to the chagrin of the townspeople. The worst reaction was from Hammer And Black Thumb, the dentist. He seemed to have a special fondness for the letter, calling me an “iconoclast” and a “irresponsible cunt”, amongst worse things. It is used for official documents, medical matters, the sea, mythology and gods. It seems rather important. </text:p>
      <text:p text:style-name="P5"/>
      <text:p text:style-name="P7">()</text:p>
      <text:p text:style-name="P5">These are actually a pair of letters, though I have never seen them used without the other. Obviously, these are used to represent twins, duality, pairs or opposites, though their meaning is more complex than this. They can also mean loneliness, singularity, or footwear, tumours or illness in general, or port duties and tax. Another important letter – though I imagine all letters are important, whatever language they are from. <text:s/></text:p>
      <text:p text:style-name="P5"/>
      <text:p text:style-name="P7">A (To Be Crossed Out) <text:span text:style-name="T1"><office:annotation><dc:creator>Robert Sherman</dc:creator><dc:date>2010-08-09T21:55:08.19</dc:date><text:p><text:span text:style-name="T3">Censor:// 0000000001 Signed: Level 16 Designation K.A.F.K.A</text:span></text:p></office:annotation></text:span></text:p>
      <text:p text:style-name="P5">This is the “atum” of the Tachygraph. Above is the most holy (if such a word is applicable in such a place) letter in the language – it is used extremely rarely, and with the same reverence that the transubstantiationists place in perfumed petrol and wafers of polythene. My only real encounter with this letter, and its use, came from helping the cinema workers reel in the screen from the river, keeping it clear of the icebergs; they were singing as they dragged, in long, single vowels repeated.<office:annotation><dc:creator>Robert Sherman</dc:creator><dc:date>2010-08-09T21:56:18.19</dc:date><text:p><text:span text:style-name="T4">Vowels and consonants seem a foreign concept to this tachybet, and so the Eremite seems incorrect in designating them status. We have no audio recording of the Loss dialect being spoken, and so can only speculate as to its lexicon and its spoken complexities. </text:span></text:p></office:annotation> When I asked them what they were singing, they began laughing and slapping me while I tried to help them! I immediately dropped my corner of the screen and left to recline under a nearby willow. <text:s/>One of the workers, his work done, came to join me, ruffled my hair and grimly stamped on a large beetle, a Pageant Weevil and full of deadly venom. He picked a small fern (see below) from below <text:s/>that he told me would help if I ever was stung. <text:s/>I asked if it was to be ingested or used as a poultice, and he told me that in fact when ingested it is indeed more poisonous, and will hasten inevitable death. He said that he and his friends had been singing for their dinner; at the end of every day, their dinner was almost sacred to them; the only way he could render it in English was the “final meal”. The letter seems to represent finality, the termination of things, the close of day. I was at the time unaware of the valley's aversion to traditional worship, and asked if the phrase “god meal” came close. He lifted his foot, scraped the insect from the ground, threw it at me, and turned to leave. I was quite startled, and flicked it with as much grace as I could into the alpine water. </text:p>
      <text:p text:style-name="P5"/>
      <text:p text:style-name="P5">Some of these letters are used everyday, in small, personal rituals; preparing the stove for breakfast, the gamblers at the tiny casino blowing on dice and chips, by buskers squeaking the valves in their instruments. Others are meaningless on their own, some are never used by most people. And yet there are so few! The rules seem endless, and I doubt I shall ever understand them all. I befriended a group of nervous students on lunch-break from classes; they occasionally go for bone marrow at the <text:soft-page-break/>butchers, or to scratch themselves under trees and sleep. Their uniforms are silky, long and cumbersome; I asked them about it as they shifted and itched in the heat, and they told me that the teachers make them wear them to promote distraction; in Loss, this is a key tool in learning effectively. I imagine that the poor creatures will think of anything else other than their discomfort, and perhaps this is where genius strikes. <text:s text:c="24"/></text:p>
      <text:p text:style-name="P5"/>
      <text:p text:style-name="P5">I asked one of the students, saving the pips from his apple to flick at his friends,whether it would be appropriate for me to attempt to write a poem in the Tachygraph. He told me that it is really nothing to do with him. I found this quite amusing, and he asked what I thought poetry had any business being near books at all. I went alone to the small town library; as a community the townsfolk seem to be rather adverse to writing things down. My effort is to be found on the next page. It is an account of my arrival in the town, and meeting Death Of A Friend for the first time. The translation is my own; it felt only right that I be the one to do so. </text:p>
      <text:p text:style-name="P5"/>
      <text:p text:style-name="P6">And how the gates are genius</text:p>
      <text:p text:style-name="P6">And how they tick tock over our heads like Greek bingo wings</text:p>
      <text:p text:style-name="P6"><text:s text:c="3"/>Perfumed and with ducts </text:p>
      <text:p text:style-name="P6">As small as the mouths of oranges</text:p>
      <text:p text:style-name="P6">Which are turned up</text:p>
      <text:p text:style-name="P6">Lowing like cattle</text:p>
      <text:p text:style-name="P6">Cooing like anuses</text:p>
      <text:p text:style-name="P6"/>
      <text:p text:style-name="P6">They handle cameras</text:p>
      <text:p text:style-name="P6">like animals to be drowned.</text:p>
      <text:p text:style-name="P6">I must show them</text:p>
      <text:p text:style-name="P6">And I accidentally catch them all,</text:p>
      <text:p text:style-name="P6">Slanted in their gateway</text:p>
      <text:p text:style-name="P6">As if about to fall off their valley.</text:p>
      <text:p text:style-name="P6">Their valley is perfumed, and they melt fat</text:p>
      <text:p text:style-name="P6">And semen to grease nets.</text:p>
      <text:p text:style-name="P6">The fish feed on tadpoles.</text:p>
      <text:p text:style-name="P6"/>
      <text:p text:style-name="P6">Her father is a hunter and fisherman.</text:p>
      <text:p text:style-name="P6">She does not have a mother.</text:p>
      <text:p text:style-name="P6">He fucks the Mayor</text:p>
      <text:p text:style-name="P6">And that is how it is done.</text:p>
      <text:p text:style-name="P6">I am living in their building</text:p>
      <text:p text:style-name="P6">And I let my wood-smoke,</text:p>
      <text:p text:style-name="P6">The tin and kinetics of my burner</text:p>
      <text:p text:style-name="P6">Wind up to her,</text:p>
      <text:p text:style-name="P6">Covered in me</text:p>
      <text:p text:style-name="P6">Like Rapunzel,</text:p>
      <text:p text:style-name="P6">Or Baba Yaga</text:p>
      <text:p text:style-name="P6">I let down hair,</text:p>
      <text:p text:style-name="P6">Steal fingers,</text:p>
      <text:p text:style-name="P6">Rub my nakedness on the night</text:p>
      <text:p text:style-name="P6">And hers are on my windowsill</text:p>
      <text:p text:style-name="P6">Like flies, like flies, like flies.</text:p>
      <text:p text:style-name="P5"/>
      <text:p text:style-name="P5"/>
      <text:p text:style-name="P5">The townspeople had a meeting that evening that I was not invited to, and Friend refused to read the thing or even listen to me reading it. I retired to remove my mask, though before I did so she <text:soft-page-break/>allowed me a rub of her outer thigh for my effort. I think she may be in love with 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Grande" svg:font-family="'Lucida Grande'"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Sherman</meta:initial-creator>
    <meta:creation-date>2010-06-26T16:44:57</meta:creation-date>
    <dc:date>2010-09-02T12:49:02.46</dc:date>
    <dc:creator>Rob Sherman</dc:creator>
    <meta:editing-duration>PT08H37M34S</meta:editing-duration>
    <meta:editing-cycles>25</meta:editing-cycles>
    <meta:generator>OpenOffice.org/3.2$Win32 OpenOffice.org_project/320m12$Build-9483</meta:generator>
    <meta:document-statistic meta:table-count="0" meta:image-count="0" meta:object-count="0" meta:page-count="4" meta:paragraph-count="58" meta:word-count="1773" meta:character-count="9718"/>
  </office:meta>
</office:document-meta>
</file>